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Standard">
      <style:text-properties officeooo:rsid="0019a5eb" officeooo:paragraph-rsid="0019a5eb"/>
    </style:style>
    <style:style style:name="P4" style:family="paragraph" style:parent-style-name="Standard">
      <style:text-properties officeooo:paragraph-rsid="0019a5eb"/>
    </style:style>
    <style:style style:name="P5" style:family="paragraph" style:parent-style-name="Standard">
      <style:text-properties officeooo:rsid="001ad99c" officeooo:paragraph-rsid="001ad99c"/>
    </style:style>
    <style:style style:name="P6" style:family="paragraph" style:parent-style-name="Standard">
      <style:text-properties officeooo:rsid="001bb38f" officeooo:paragraph-rsid="001bb38f"/>
    </style:style>
    <style:style style:name="P7" style:family="paragraph" style:parent-style-name="Standard">
      <style:paragraph-properties fo:break-before="page"/>
      <style:text-properties officeooo:rsid="0019a5eb" officeooo:paragraph-rsid="0019a5eb"/>
    </style:style>
    <style:style style:name="P8" style:family="paragraph" style:parent-style-name="Footer">
      <style:text-properties officeooo:rsid="0019a5eb" officeooo:paragraph-rsid="0019a5eb"/>
    </style:style>
    <style:style style:name="P9" style:family="paragraph" style:parent-style-name="NumeroPagina">
      <style:text-properties officeooo:paragraph-rsid="0019a5eb"/>
    </style:style>
    <style:style style:name="P10" style:family="paragraph" style:parent-style-name="TituloDemostrativo" style:master-page-name="PortadaDemostrativos">
      <style:paragraph-properties style:page-number="auto"/>
      <style:text-properties officeooo:rsid="00115d88" officeooo:paragraph-rsid="00115d88"/>
    </style:style>
    <style:style style:name="P11" style:family="paragraph" style:parent-style-name="Nivel1" style:master-page-name="Pagina">
      <style:paragraph-properties style:page-number="auto"/>
    </style:style>
    <style:style style:name="P12" style:family="paragraph" style:parent-style-name="TablaContenidosDemostrativo" style:master-page-name="Pagina">
      <style:paragraph-properties style:page-number="auto"/>
    </style:style>
    <style:style style:name="P13" style:family="paragraph" style:parent-style-name="Textos" style:master-page-name="Pagina">
      <style:paragraph-properties style:page-number="auto"/>
    </style:style>
    <style:style style:name="P14" style:family="paragraph" style:parent-style-name="Textos">
      <style:text-properties officeooo:paragraph-rsid="0016b2d2"/>
    </style:style>
    <style:style style:name="P15" style:family="paragraph" style:parent-style-name="CuerpoTabla">
      <style:text-properties officeooo:rsid="0019a5eb" officeooo:paragraph-rsid="0019a5eb"/>
    </style:style>
    <style:style style:name="P16" style:family="paragraph" style:parent-style-name="CuerpoTabla">
      <style:text-properties fo:font-variant="normal" fo:text-transform="none" fo:color="#222222" style:font-name="Tahoma" fo:font-size="10pt" fo:letter-spacing="normal" fo:font-style="normal" fo:font-weight="normal" officeooo:paragraph-rsid="0019a5eb"/>
    </style:style>
    <style:style style:name="P17" style:family="paragraph" style:parent-style-name="Tabla_20_contenidos_20_nivel1">
      <style:paragraph-properties>
        <style:tab-stops>
          <style:tab-stop style:position="17cm" style:type="right" style:leader-style="dotted" style:leader-text="."/>
        </style:tab-stops>
      </style:paragraph-properties>
    </style:style>
    <style:style style:name="P18"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6b2d2"/>
    </style:style>
    <style:style style:name="T2" style:family="text">
      <style:text-properties officeooo:rsid="00189460"/>
    </style:style>
    <style:style style:name="T3" style:family="text">
      <style:text-properties officeooo:rsid="0019a5eb"/>
    </style:style>
    <style:style style:name="T4" style:family="text">
      <style:text-properties officeooo:rsid="0019a5eb" style:font-size-asian="10.5pt" style:font-weight-asian="normal" style:font-weight-complex="normal"/>
    </style:style>
    <style:style style:name="T5" style:family="text">
      <style:text-properties officeooo:rsid="001ad99c"/>
    </style:style>
    <style:style style:name="T6" style:family="text">
      <style:text-properties officeooo:rsid="001bb3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R0.<text:span text:style-name="T3">10</text:span></text:p>
      <text:p text:style-name="Standard"/>
      <text:p text:style-name="SubtituloPortadaYDemostrativos">Tipo de documento: Acta</text:p>
      <text:p text:style-name="SubtituloPortadaYDemostrativos"><text:span text:style-name="T3">22</text:span>/<text:span text:style-name="T1">01</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6">10</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3">22</text:span>/<text:span text:style-name="T1">01</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1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3">22</text:span>/<text:span text:style-name="T1">01</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3">22</text:span>/<text:span text:style-name="T1">01</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2">Tabla de contenido</text:p>
          </text:index-title>
          <text:p text:style-name="P17"><text:a xlink:type="simple" xlink:href="#__RefHeading__1803_1352885363" text:style-name="Index_20_Link" text:visited-style-name="Index_20_Link">Datos de la reunión:<text:tab/>4</text:a></text:p>
          <text:p text:style-name="P18"><text:a xlink:type="simple" xlink:href="#__RefHeading__744_302876939" text:style-name="Index_20_Link" text:visited-style-name="Index_20_Link">Tabla 01. Datos de la reunión, 2014<text:tab/>4</text:a></text:p>
          <text:p text:style-name="P17"><text:a xlink:type="simple" xlink:href="#__RefHeading__746_302876939" text:style-name="Index_20_Link" text:visited-style-name="Index_20_Link">Puntos del orden del día:<text:tab/>4</text:a></text:p>
          <text:p text:style-name="P17"><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11"><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3">22</text:span>/<text:span text:style-name="T1">01</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15">15:30</text:p>
          </table:table-cell>
        </table:table-row>
        <table:table-row>
          <table:table-cell table:style-name="Tabla6.A2" office:value-type="string">
            <text:p text:style-name="TituloColumnaTabla">Hora de fiscalización:</text:p>
          </table:table-cell>
          <table:table-cell table:style-name="Tabla6.B2" office:value-type="string">
            <text:p text:style-name="CuerpoTabla">17:<text:span text:style-name="T1">00</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ext:p text:style-name="P16"><text:span text:style-name="T4">Raúl Piñeiro Martínez</text:span></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14"/>
      <text:p text:style-name="P8">Primero se empezó la reunión hablando de las tareas pendientes de cada uno de sus miembros(Silvia, Roberto, Manuel).</text:p>
      <text:p text:style-name="P3">De estes temas pendientes cabe resaltar que ya está para usar el nuevo CD de procesado de equipos.</text:p>
      <text:p text:style-name="P3">Una cuestión que había planteado Marta de la OMA era la vida útil del cluster y appliance que se concluyó en que serían sobre tres años.</text:p>
      <text:p text:style-name="P3">Luego una una pequeña conversación acerca del GRUBI.</text:p>
      <text:p text:style-name="P3"/>
      <text:p text:style-name="P3">Se añadió las siguientes tareas :</text:p>
      <text:p text:style-name="P4"><text:span text:style-name="T3"><text:s/>Crear un post de como se arregló la caja de RACK y los problemas que dió. En base a esto añadir en el blog un Tag referente a incidencias varias.</text:span></text:p>
      <text:p text:style-name="P3">Crear un post de como se mide el uso del CPU del experimento.</text:p>
      <text:p text:style-name="P3"><text:s/>Repetir el experimento de los ventiladores.</text:p>
      <text:p text:style-name="P3">Modificar el experimento con ventilador radiador y sin depósito.</text:p>
      <text:p text:style-name="P7"/>
      <text:p text:style-name="P3">Cambiando de tema se añadieron dos experimentos mas a realizar:</text:p>
      <text:p text:style-name="P3"/>
      <text:p text:style-name="P3">Uno va ser el tema de usar células <text:span text:style-name="T5">Peltier que trata de la conversión directa de la diferencia de temperatura a voltaje eléctrico y viceversa. Colocando esas células entre el Procesador y el Disipador.</text:span></text:p>
      <text:p text:style-name="P5">A partir de este tema se decidió añadir otra nueva tarea que es bajar al almacén a buscar Pcs con placas Athlon o Pentium IV para hacer otras pruebas de temperaturas.</text:p>
      <text:p text:style-name="P5"/>
      <text:p text:style-name="P5">Segundo experimento sería estudiar si una CPU la introducimos en un medio cerrado lleno de un líquido refrigerante como puede ser el aceite y estudiar si puede o no ser una buena opción a tener en cuenta en el diseño de nuestro armario. Se intentaría lograr con ello optimizar la refrigeración no solo del procesador sino te todos los elementos de la CPU simplificar el diseño y a su vez evitar un medio de impulsión como son los otros sistemas de ventilación por aire y refrigeración líquida.</text:p>
      <text:p text:style-name="P5"/>
      <text:p text:style-name="P5">Raúl y Javier van también acordaron también mirar el tema de los sensores de temperatura.</text:p>
      <text:p text:style-name="P5"/>
      <text:p text:style-name="P5">Sabiendo los dos nuevos experimentos que vamos a realizar se quedó en que otra tarea va ser definir estes. En el de la prueba con aceite mirar como se van a sacar de la caja toda la cablería del CPU.</text:p>
      <text:p text:style-name="P5"/>
      <text:p text:style-name="P6">Javier le mandó a Roberto que distribuya las tareas.</text:p>
      <text:p text:style-name="P6"/>
      <text:p text:style-name="P6">Cambiando de tema , Javier añadió que hay que hacer mas producto media, o sea, realizar vídeos explicativos cortos y subtitulados en varios idiomas de pruebas que se realicen, montajes ,etc etc..</text:p>
      <text:p text:style-name="P6"/>
      <text:p text:style-name="P6">Finalizando esto todo se acordó realizar <text:s/>el miércoles 29/01/2014 la siguiente reunión ,con comienzo de ella a las 15:30 horas.</text:p>
      <text:p text:style-name="P6"/>
      <text:p text:style-name="P3"/>
      <text:p text:style-name="Standard"/>
      <text:p text:style-name="SubtituloPortadaYDemostrativo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umeroPagina">
      <style:text-properties officeooo:paragraph-rsid="0019a5e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MP1"><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4</meta:editing-cycles>
    <meta:generator>LibreOffice/4.1.3.2$Linux_X86_64 LibreOffice_project/410m0$Build-2</meta:generator>
    <dc:date>2014-01-22T17:49:09.946502723</dc:date>
    <dc:creator>Manuel </dc:creator>
    <meta:document-statistic meta:table-count="5" meta:image-count="3" meta:object-count="0" meta:page-count="5" meta:paragraph-count="81" meta:word-count="576" meta:character-count="3372" meta:non-whitespace-character-count="2833"/>
  </office:meta>
</office:document-meta>
</file>